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table:style-name="ce3" office:value-type="string">
            <text:p>Diametro</text:p>
          </table:table-cell>
          <table:table-cell table:style-name="ce3"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office:value-type="string">
            <text:p>[<text:span text:style-name="T1">µ</text:span>m]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1" office:value-type="float" office:value="22.9">
            <text:p>22,9</text:p>
          </table:table-cell>
          <table:table-cell table:style-name="ce1" office:value-type="float" office:value="2.9">
            <text:p>2,9</text:p>
          </table:table-cell>
          <table:table-cell table:formula="of:=[.B3]-[.C3]" office:value-type="float" office:value="20">
            <text:p>20</text:p>
          </table:table-cell>
          <table:table-cell table:formula="of:=[.D3]/[.$D$17]*100" office:value-type="float" office:value="6.91180536356096">
            <text:p>6,91</text:p>
          </table:table-cell>
          <table:table-cell table:formula="of:=[.D17]-[.D3]" office:value-type="float" office:value="269.36">
            <text:p>269,36</text:p>
          </table:table-cell>
          <table:table-cell table:formula="of:=[.F3]/[.$D$17]*100" office:value-type="float" office:value="93.088194636439">
            <text:p>93,09</text:p>
          </table:table-cell>
          <table:table-cell/>
          <table:table-cell office:value-type="float" office:value="1000">
            <text:p>1000</text:p>
          </table:table-cell>
          <table:table-cell office:value-type="float" office:value="93.088194636439">
            <text:p>93,09</text:p>
          </table:table-cell>
          <table:table-cell table:number-columns-repeated="7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1" office:value-type="float" office:value="19.1">
            <text:p>19,1</text:p>
          </table:table-cell>
          <table:table-cell table:style-name="ce1" office:value-type="float" office:value="2.85">
            <text:p>2,85</text:p>
          </table:table-cell>
          <table:table-cell table:formula="of:=[.B4]-[.C4]" office:value-type="float" office:value="16.25">
            <text:p>16,25</text:p>
          </table:table-cell>
          <table:table-cell table:formula="of:=[.D4]/[.$D$17]*100" office:value-type="float" office:value="5.61584185789328">
            <text:p>5,62</text:p>
          </table:table-cell>
          <table:table-cell table:formula="of:=[.F3]-[.D4]" office:value-type="float" office:value="253.11">
            <text:p>253,11</text:p>
          </table:table-cell>
          <table:table-cell table:formula="of:=[.F4]/[.$D$17]*100" office:value-type="float" office:value="87.4723527785458">
            <text:p>87,47</text:p>
          </table:table-cell>
          <table:table-cell/>
          <table:table-cell office:value-type="float" office:value="850">
            <text:p>850</text:p>
          </table:table-cell>
          <table:table-cell office:value-type="float" office:value="87.4723527785458">
            <text:p>87,47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9.6">
            <text:p>19,6</text:p>
          </table:table-cell>
          <table:table-cell office:value-type="float" office:value="2.82">
            <text:p>2,82</text:p>
          </table:table-cell>
          <table:table-cell table:formula="of:=[.B5]-[.C5]" office:value-type="float" office:value="16.78">
            <text:p>16,78</text:p>
          </table:table-cell>
          <table:table-cell table:formula="of:=[.D5]/[.$D$17]*100" office:value-type="float" office:value="5.79900470002765">
            <text:p>5,8</text:p>
          </table:table-cell>
          <table:table-cell table:formula="of:=[.F4]-[.D5]" office:value-type="float" office:value="236.33">
            <text:p>236,33</text:p>
          </table:table-cell>
          <table:table-cell table:formula="of:=[.F5]/[.$D$17]*100" office:value-type="float" office:value="81.6733480785181">
            <text:p>81,67</text:p>
          </table:table-cell>
          <table:table-cell/>
          <table:table-cell office:value-type="float" office:value="710">
            <text:p>710</text:p>
          </table:table-cell>
          <table:table-cell table:formula="of:=[.G5]" office:value-type="float" office:value="81.6733480785181">
            <text:p>81,67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.4">
            <text:p>27,4</text:p>
          </table:table-cell>
          <table:table-cell office:value-type="float" office:value="2.72">
            <text:p>2,72</text:p>
          </table:table-cell>
          <table:table-cell table:formula="of:=[.B6]-[.C6]" office:value-type="float" office:value="24.68">
            <text:p>24,68</text:p>
          </table:table-cell>
          <table:table-cell table:formula="of:=[.D6]/[.$D$17]*100" office:value-type="float" office:value="8.52916781863423">
            <text:p>8,53</text:p>
          </table:table-cell>
          <table:table-cell table:formula="of:=[.F5]-[.D6]" office:value-type="float" office:value="211.65">
            <text:p>211,65</text:p>
          </table:table-cell>
          <table:table-cell table:formula="of:=[.F6]/[.$D$17]*100" office:value-type="float" office:value="73.1441802598839">
            <text:p>73,14</text:p>
          </table:table-cell>
          <table:table-cell/>
          <table:table-cell office:value-type="float" office:value="600">
            <text:p>600</text:p>
          </table:table-cell>
          <table:table-cell table:formula="of:=[.G6]" office:value-type="float" office:value="73.1441802598839">
            <text:p>73,14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6.6">
            <text:p>26,6</text:p>
          </table:table-cell>
          <table:table-cell office:value-type="float" office:value="2.9">
            <text:p>2,9</text:p>
          </table:table-cell>
          <table:table-cell table:formula="of:=[.B7]-[.C7]" office:value-type="float" office:value="23.7">
            <text:p>23,7</text:p>
          </table:table-cell>
          <table:table-cell table:formula="of:=[.D7]/[.$D$17]*100" office:value-type="float" office:value="8.19048935581974">
            <text:p>8,19</text:p>
          </table:table-cell>
          <table:table-cell table:formula="of:=[.F6]-[.D7]" office:value-type="float" office:value="187.95">
            <text:p>187,95</text:p>
          </table:table-cell>
          <table:table-cell table:formula="of:=[.F7]/[.$D$17]*100" office:value-type="float" office:value="64.9536909040641">
            <text:p>64,95</text:p>
          </table:table-cell>
          <table:table-cell/>
          <table:table-cell office:value-type="float" office:value="500">
            <text:p>500</text:p>
          </table:table-cell>
          <table:table-cell table:formula="of:=[.G7]" office:value-type="float" office:value="64.9536909040641">
            <text:p>64,95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7.4">
            <text:p>47,4</text:p>
          </table:table-cell>
          <table:table-cell office:value-type="float" office:value="2.79">
            <text:p>2,79</text:p>
          </table:table-cell>
          <table:table-cell table:formula="of:=[.B8]-[.C8]" office:value-type="float" office:value="44.61">
            <text:p>44,61</text:p>
          </table:table-cell>
          <table:table-cell table:formula="of:=[.D8]/[.$D$17]*100" office:value-type="float" office:value="15.4167818634227">
            <text:p>15,42</text:p>
          </table:table-cell>
          <table:table-cell table:formula="of:=[.F7]-[.D8]" office:value-type="float" office:value="143.34">
            <text:p>143,34</text:p>
          </table:table-cell>
          <table:table-cell table:formula="of:=[.F8]/[.$D$17]*100" office:value-type="float" office:value="49.5369090406414">
            <text:p>49,54</text:p>
          </table:table-cell>
          <table:table-cell/>
          <table:table-cell office:value-type="float" office:value="355">
            <text:p>355</text:p>
          </table:table-cell>
          <table:table-cell table:formula="of:=[.G8]" office:value-type="float" office:value="49.5369090406414">
            <text:p>49,54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2.4">
            <text:p>22,4</text:p>
          </table:table-cell>
          <table:table-cell office:value-type="float" office:value="2.69">
            <text:p>2,69</text:p>
          </table:table-cell>
          <table:table-cell table:formula="of:=[.B9]-[.C9]" office:value-type="float" office:value="19.71">
            <text:p>19,71</text:p>
          </table:table-cell>
          <table:table-cell table:formula="of:=[.D9]/[.$D$17]*100" office:value-type="float" office:value="6.81158418578933">
            <text:p>6,81</text:p>
          </table:table-cell>
          <table:table-cell table:formula="of:=[.F8]-[.D9]" office:value-type="float" office:value="123.63">
            <text:p>123,63</text:p>
          </table:table-cell>
          <table:table-cell table:formula="of:=[.F9]/[.$D$17]*100" office:value-type="float" office:value="42.7253248548521">
            <text:p>42,73</text:p>
          </table:table-cell>
          <table:table-cell/>
          <table:table-cell office:value-type="float" office:value="300">
            <text:p>300</text:p>
          </table:table-cell>
          <table:table-cell table:formula="of:=[.G9]" office:value-type="float" office:value="42.7253248548521">
            <text:p>42,73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.7">
            <text:p>26,7</text:p>
          </table:table-cell>
          <table:table-cell office:value-type="float" office:value="2.72">
            <text:p>2,72</text:p>
          </table:table-cell>
          <table:table-cell table:formula="of:=[.B10]-[.C10]" office:value-type="float" office:value="23.98">
            <text:p>23,98</text:p>
          </table:table-cell>
          <table:table-cell table:formula="of:=[.D10]/[.$D$17]*100" office:value-type="float" office:value="8.28725463090959">
            <text:p>8,29</text:p>
          </table:table-cell>
          <table:table-cell table:formula="of:=[.F9]-[.D10]" office:value-type="float" office:value="99.65">
            <text:p>99,65</text:p>
          </table:table-cell>
          <table:table-cell table:formula="of:=[.F10]/[.$D$17]*100" office:value-type="float" office:value="34.4380702239425">
            <text:p>34,44</text:p>
          </table:table-cell>
          <table:table-cell/>
          <table:table-cell office:value-type="float" office:value="250">
            <text:p>250</text:p>
          </table:table-cell>
          <table:table-cell table:formula="of:=[.G10]" office:value-type="float" office:value="34.4380702239425">
            <text:p>34,44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.3">
            <text:p>12,3</text:p>
          </table:table-cell>
          <table:table-cell office:value-type="float" office:value="2.64">
            <text:p>2,64</text:p>
          </table:table-cell>
          <table:table-cell table:formula="of:=[.B11]-[.C11]" office:value-type="float" office:value="9.66">
            <text:p>9,66</text:p>
          </table:table-cell>
          <table:table-cell table:formula="of:=[.D11]/[.$D$17]*100" office:value-type="float" office:value="3.33840199059994">
            <text:p>3,34</text:p>
          </table:table-cell>
          <table:table-cell table:formula="of:=[.F10]-[.D11]" office:value-type="float" office:value="89.99">
            <text:p>89,99</text:p>
          </table:table-cell>
          <table:table-cell table:formula="of:=[.F11]/[.$D$17]*100" office:value-type="float" office:value="31.0996682333425">
            <text:p>31,1</text:p>
          </table:table-cell>
          <table:table-cell/>
          <table:table-cell office:value-type="float" office:value="212">
            <text:p>212</text:p>
          </table:table-cell>
          <table:table-cell table:formula="of:=[.G11]" office:value-type="float" office:value="31.0996682333425">
            <text:p>31,1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2.88">
            <text:p>2,88</text:p>
          </table:table-cell>
          <table:table-cell table:formula="of:=[.B12]-[.C12]" office:value-type="float" office:value="30.12">
            <text:p>30,12</text:p>
          </table:table-cell>
          <table:table-cell table:formula="of:=[.D12]/[.$D$17]*100" office:value-type="float" office:value="10.4091788775228">
            <text:p>10,41</text:p>
          </table:table-cell>
          <table:table-cell table:formula="of:=[.F11]-[.D12]" office:value-type="float" office:value="59.87">
            <text:p>59,87</text:p>
          </table:table-cell>
          <table:table-cell table:formula="of:=[.F12]/[.$D$17]*100" office:value-type="float" office:value="20.6904893558197">
            <text:p>20,69</text:p>
          </table:table-cell>
          <table:table-cell/>
          <table:table-cell office:value-type="float" office:value="150">
            <text:p>150</text:p>
          </table:table-cell>
          <table:table-cell table:formula="of:=[.G12]" office:value-type="float" office:value="20.6904893558197">
            <text:p>20,69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5">
            <text:p>24,5</text:p>
          </table:table-cell>
          <table:table-cell office:value-type="float" office:value="2.7">
            <text:p>2,7</text:p>
          </table:table-cell>
          <table:table-cell table:formula="of:=[.B13]-[.C13]" office:value-type="float" office:value="21.8">
            <text:p>21,8</text:p>
          </table:table-cell>
          <table:table-cell table:formula="of:=[.D13]/[.$D$17]*100" office:value-type="float" office:value="7.53386784628145">
            <text:p>7,53</text:p>
          </table:table-cell>
          <table:table-cell table:formula="of:=[.F12]-[.D13]" office:value-type="float" office:value="38.07">
            <text:p>38,07</text:p>
          </table:table-cell>
          <table:table-cell table:formula="of:=[.F13]/[.$D$17]*100" office:value-type="float" office:value="13.1566215095383">
            <text:p>13,16</text:p>
          </table:table-cell>
          <table:table-cell/>
          <table:table-cell office:value-type="float" office:value="100">
            <text:p>100</text:p>
          </table:table-cell>
          <table:table-cell table:formula="of:=[.G13]" office:value-type="float" office:value="13.1566215095383">
            <text:p>13,1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5">
            <text:p>9,5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6.75">
            <text:p>6,75</text:p>
          </table:table-cell>
          <table:table-cell table:formula="of:=[.D14]/[.$D$17]*100" office:value-type="float" office:value="2.33273431020182">
            <text:p>2,33</text:p>
          </table:table-cell>
          <table:table-cell table:formula="of:=[.F13]-[.D14]" office:value-type="float" office:value="31.32">
            <text:p>31,32</text:p>
          </table:table-cell>
          <table:table-cell table:formula="of:=[.F14]/[.$D$17]*100" office:value-type="float" office:value="10.8238871993365">
            <text:p>10,82</text:p>
          </table:table-cell>
          <table:table-cell/>
          <table:table-cell office:value-type="float" office:value="80">
            <text:p>80</text:p>
          </table:table-cell>
          <table:table-cell table:formula="of:=[.G14]" office:value-type="float" office:value="10.8238871993365">
            <text:p>10,82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.5">
            <text:p>9,5</text:p>
          </table:table-cell>
          <table:table-cell office:value-type="float" office:value="2.73">
            <text:p>2,73</text:p>
          </table:table-cell>
          <table:table-cell table:formula="of:=[.B15]-[.C15]" office:value-type="float" office:value="6.77">
            <text:p>6,77</text:p>
          </table:table-cell>
          <table:table-cell table:formula="of:=[.D15]/[.$D$17]*100" office:value-type="float" office:value="2.33964611556539">
            <text:p>2,34</text:p>
          </table:table-cell>
          <table:table-cell table:formula="of:=[.F14]-[.D15]" office:value-type="float" office:value="24.55">
            <text:p>24,55</text:p>
          </table:table-cell>
          <table:table-cell table:formula="of:=[.F15]/[.$D$17]*100" office:value-type="float" office:value="8.48424108377107">
            <text:p>8,48</text:p>
          </table:table-cell>
          <table:table-cell/>
          <table:table-cell office:value-type="float" office:value="63">
            <text:p>63</text:p>
          </table:table-cell>
          <table:table-cell table:formula="of:=[.G15]" office:value-type="float" office:value="8.48424108377107">
            <text:p>8,48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27.3">
            <text:p>27,3</text:p>
          </table:table-cell>
          <table:table-cell office:value-type="float" office:value="2.75">
            <text:p>2,75</text:p>
          </table:table-cell>
          <table:table-cell table:formula="of:=[.B16]-[.C16]" office:value-type="float" office:value="24.55">
            <text:p>24,55</text:p>
          </table:table-cell>
          <table:table-cell table:formula="of:=[.D16]/[.$D$17]*100" office:value-type="float" office:value="8.48424108377108">
            <text:p>8,48</text:p>
          </table:table-cell>
          <table:table-cell table:formula="of:=[.F15]-[.D16]" office:value-type="float" office:value="0">
            <text:p>0</text:p>
          </table:table-cell>
          <table:table-cell table:formula="of:=[.F16]/[.$D$17]*100" office:value-type="float" office:value="0">
            <text:p>0</text:p>
          </table:table-cell>
          <table:table-cell/>
          <table:table-cell table:style-name="ce1" office:value-type="string">
            <text:p>-</text:p>
          </table:table-cell>
          <table:table-cell table:style-name="ce1" table:formula="of:=[.G16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3:.D16])" office:value-type="float" office:value="289.36">
            <text:p>289,36</text:p>
          </table:table-cell>
          <table:table-cell table:formula="of:=SUM([.E5:.E16])" office:value-type="float" office:value="87.4723527785458">
            <text:p>87,47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>
            <draw:frame table:end-cell-address="Sheet1.K38" table:end-x="0.866cm" table:end-y="0.347cm" draw:z-index="0" draw:style-name="gr1" draw:text-style-name="P1" svg:width="23.194cm" svg:height="9.006cm" svg:x="0.253cm" svg:y="0.374cm">
              <draw:object draw:notify-on-update-of-ranges="Sheet1.A3:Sheet1.A15 Sheet1.J1:Sheet1.J2 Sheet1.G3:Sheet1.G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8" office:value-type="string">
            <text:p>Sand 0,5 SAIF FOX comp297</text:p>
          </table:table-cell>
          <table:table-cell/>
          <table:table-cell table:style-name="Default"/>
          <table:table-cell table:style-name="ce8" table:number-columns-repeated="2"/>
        </table:table-row>
        <table:table-row table:style-name="ro3">
          <table:table-cell table:style-name="ce5" office:value-type="string">
            <text:p>Diametro (µm)</text:p>
          </table:table-cell>
          <table:table-cell table:style-name="ce5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.088194636439">
            <text:p>93,09</text:p>
          </table:table-cell>
          <table:table-cell table:number-columns-repeated="5"/>
        </table:table-row>
        <table:table-row table:style-name="ro1">
          <table:table-cell table:style-name="ce7" office:value-type="float" office:value="850">
            <text:p>850</text:p>
          </table:table-cell>
          <table:table-cell table:style-name="ce7" office:value-type="float" office:value="87.4723527785458">
            <text:p>87,47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1.6733480785181">
            <text:p>81,67</text:p>
          </table:table-cell>
          <table:table-cell table:number-columns-repeated="5"/>
        </table:table-row>
        <table:table-row table:style-name="ro1">
          <table:table-cell table:style-name="ce7" office:value-type="float" office:value="600">
            <text:p>600</text:p>
          </table:table-cell>
          <table:table-cell table:style-name="ce7" office:value-type="float" office:value="73.1441802598839">
            <text:p>73,1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.9536909040641">
            <text:p>64,95</text:p>
          </table:table-cell>
          <table:table-cell table:number-columns-repeated="5"/>
        </table:table-row>
        <table:table-row table:style-name="ro1">
          <table:table-cell table:style-name="ce7" office:value-type="float" office:value="355">
            <text:p>355</text:p>
          </table:table-cell>
          <table:table-cell table:style-name="ce7" office:value-type="float" office:value="49.5369090406414">
            <text:p>49,5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2.7253248548521">
            <text:p>42,73</text:p>
          </table:table-cell>
          <table:table-cell table:number-columns-repeated="5"/>
        </table:table-row>
        <table:table-row table:style-name="ro1">
          <table:table-cell table:style-name="ce7" office:value-type="float" office:value="250">
            <text:p>250</text:p>
          </table:table-cell>
          <table:table-cell table:style-name="ce7" office:value-type="float" office:value="34.4380702239425">
            <text:p>34,44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1.0996682333425">
            <text:p>31,1</text:p>
          </table:table-cell>
          <table:table-cell table:number-columns-repeated="5"/>
        </table:table-row>
        <table:table-row table:style-name="ro1">
          <table:table-cell table:style-name="ce7" office:value-type="float" office:value="150">
            <text:p>150</text:p>
          </table:table-cell>
          <table:table-cell table:style-name="ce7" office:value-type="float" office:value="20.6904893558197">
            <text:p>20,6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.1566215095383">
            <text:p>13,16</text:p>
          </table:table-cell>
          <table:table-cell table:number-columns-repeated="5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float" office:value="10.8238871993365">
            <text:p>10,8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.48424108377107">
            <text:p>8,4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H36" table:end-x="0.216cm" table:end-y="0.25cm" draw:z-index="0" draw:style-name="gr1" draw:text-style-name="P1" svg:width="15.588cm" svg:height="8.993cm" svg:x="0.111cm" svg:y="0.29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26/11/2014</text:date>, <text:time>10.12.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42S</meta:editing-duration>
    <meta:editing-cycles>9</meta:editing-cycles>
    <meta:generator>OpenOffice/4.0.1$Win32 OpenOffice.org_project/401m5$Build-9714</meta:generator>
    <dc:date>2014-11-26T10:12:51.08</dc:date>
    <meta:document-statistic meta:table-count="3" meta:cell-count="17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2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89cm" svg:height="8.994cm" xlink:href="." xlink:type="simple" chart:class="chart:scatter" chart:style-name="ch1">
        <chart:plot-area chart:style-name="ch2" chart:data-source-has-labels="both" svg:x="1.349cm" svg:y="0.851cm" svg:width="13.618cm" svg:height="6.956cm">
          <chartooo:coordinate-region svg:x="2.156cm" svg:y="1.063cm" svg:width="12.811cm" svg:height="6.071cm"/>
          <chart:axis chart:dimension="x" chart:name="primary-x" chart:style-name="ch3" chartooo:axis-type="auto">
            <chart:title svg:x="7.042cm" svg:y="7.987cm" chart:style-name="ch4">
              <text:p>Diametro (µm)</text:p>
            </chart:title>
            <chart:categories table:cell-range-address="local-table.$A$2:.$A$14"/>
            <chart:grid chart:style-name="ch5" chart:class="minor"/>
          </chart:axis>
          <chart:axis chart:dimension="y" chart:name="primary-y" chart:style-name="ch6">
            <chart:title svg:x="0.451cm" svg:y="5.378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3.088194636439">
                <text:p>93.088194636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87.4723527785458">
                <text:p>87.4723527785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81.6733480785181">
                <text:p>81.673348078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3.1441802598839">
                <text:p>73.1441802598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4.9536909040641">
                <text:p>64.9536909040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">
                <text:p>355</text:p>
              </table:table-cell>
              <table:table-cell office:value-type="float" office:value="49.5369090406414">
                <text:p>49.5369090406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2.7253248548521">
                <text:p>42.7253248548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34.4380702239425">
                <text:p>34.438070223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31.0996682333425">
                <text:p>31.0996682333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0.6904893558197">
                <text:p>20.6904893558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.1566215095383">
                <text:p>13.1566215095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8238871993365">
                <text:p>10.8238871993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8.48424108377107">
                <text:p>8.48424108377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2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5 Sheet1.J1:Sheet1.J2 Sheet1.G3:Sheet1.G15" chart:data-source-has-labels="row" svg:x="1.501cm" svg:y="0.855cm" svg:width="17.334cm" svg:height="6.964cm">
          <chartooo:coordinate-region svg:x="2.308cm" svg:y="1.067cm" svg:width="16.527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5" chart:label-cell-address="Sheet1.J1:Sheet1.J2" chart:class="chart:scatter">
            <chart:domain table:cell-range-address="Sheet1.A3:Sheet1.A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5</svg:desc>
                </draw:g>
              </table:table-cell>
              <table:table-cell office:value-type="float" office:value="93.088194636439">
                <text:p>93.088194636439</text:p>
                <draw:g>
                  <svg:desc>Sheet1.G3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87.4723527785458">
                <text:p>87.4723527785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81.6733480785181">
                <text:p>81.673348078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3.1441802598839">
                <text:p>73.1441802598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4.9536909040641">
                <text:p>64.9536909040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">
                <text:p>355</text:p>
              </table:table-cell>
              <table:table-cell office:value-type="float" office:value="49.5369090406414">
                <text:p>49.5369090406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2.7253248548521">
                <text:p>42.7253248548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34.4380702239425">
                <text:p>34.4380702239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31.0996682333425">
                <text:p>31.0996682333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0.6904893558197">
                <text:p>20.6904893558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.1566215095383">
                <text:p>13.1566215095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8238871993365">
                <text:p>10.8238871993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8.48424108377107">
                <text:p>8.48424108377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